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3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4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5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6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7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8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9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0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1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2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3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4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5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6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7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8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9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20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21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22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3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4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4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5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6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7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8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9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40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41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3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4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5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46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47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48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49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51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52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3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54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55" style:family="paragraph" style:parent-style-name="Normal">
      <style:paragraph-properties fo:text-align="center" style:justify-single-word="false"/>
    </style:style>
    <style:style style:name="P56" style:family="paragraph" style:parent-style-name="Body_20_Text_20_Indent_20_2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46b601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8f5423"/>
    </style:style>
    <style:style style:name="P61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6b46bc"/>
    </style:style>
    <style:style style:name="P62" style:family="paragraph" style:parent-style-name="Heading_20_1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a7837d" officeooo:paragraph-rsid="00ac830a"/>
    </style:style>
    <style:style style:name="P63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64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65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officeooo:paragraph-rsid="00b039d8" fo:hyphenate="false" loext:hyphenation-no-caps="false"/>
    </style:style>
    <style:style style:name="P66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67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68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P69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hyphenate="false" loext:hyphenation-no-caps="false"/>
    </style:style>
    <style:style style:name="P70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in" style:auto-text-indent="false" fo:background-color="transparent">
        <style:tab-stops/>
      </style:paragraph-properties>
      <style:text-properties officeooo:paragraph-rsid="00d65a69" fo:hyphenate="false" loext:hyphenation-no-caps="false"/>
    </style:style>
    <style:style style:name="P71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officeooo:rsid="00aead2d" officeooo:paragraph-rsid="00aead2d" fo:hyphenate="false" loext:hyphenation-no-caps="false"/>
    </style:style>
    <style:style style:name="P72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officeooo:rsid="00be11c1" officeooo:paragraph-rsid="00be11c1" fo:hyphenate="false" loext:hyphenation-no-caps="false"/>
    </style:style>
    <style:style style:name="P73" style:family="paragraph" style:parent-style-name="Normal" style:list-style-name="L11">
      <style:paragraph-properties fo:margin-top="0.0398in" fo:margin-bottom="0.0417in" style:contextual-spacing="false" fo:line-height="150%"/>
    </style:style>
    <style:style style:name="P74" style:family="paragraph" style:parent-style-name="Normal" style:list-style-name="L10">
      <style:paragraph-properties fo:line-height="150%"/>
    </style:style>
    <style:style style:name="P75" style:family="paragraph" style:parent-style-name="Normal" style:list-style-name="" style:master-page-name="">
      <loext:graphic-properties draw:fill="none"/>
      <style:paragraph-properties fo:margin-left="0in" fo:margin-right="0.0398in" fo:margin-top="0in" fo:margin-bottom="0.1071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0d69324" officeooo:paragraph-rsid="00d69324" fo:hyphenate="false" loext:hyphenation-no-caps="false"/>
    </style:style>
    <style:style style:name="P76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941590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fo:font-size="14pt" fo:language="uk" fo:country="UA" officeooo:rsid="00433c54" officeooo:paragraph-rsid="00433c54" style:font-size-asian="14pt" style:font-size-complex="14pt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indent="0.3937in" style:auto-text-indent="false" style:page-number="auto" fo:background-color="transparent"/>
      <style:text-properties fo:font-size="14pt" officeooo:rsid="00ac830a" officeooo:paragraph-rsid="00ac830a" style:font-size-asian="14pt" style:font-size-complex="14pt"/>
    </style:style>
    <style:style style:name="P79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914a5c" officeooo:paragraph-rsid="00a5f5be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fo:font-size="14pt" officeooo:rsid="00a7837d" officeooo:paragraph-rsid="00aa2911" style:font-size-asian="14pt" style:font-size-complex="14pt"/>
    </style:style>
    <style:style style:name="P81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a2911" style:font-size-asian="14pt" style:font-size-complex="14pt"/>
    </style:style>
    <style:style style:name="P82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8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84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8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86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87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8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89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officeooo:paragraph-rsid="009a0f73"/>
    </style:style>
    <style:style style:name="P9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officeooo:paragraph-rsid="009a0f73"/>
    </style:style>
    <style:style style:name="P91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officeooo:paragraph-rsid="00875576"/>
    </style:style>
    <style:style style:name="P92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93" style:family="paragraph" style:parent-style-name="Standard" style:master-page-name="">
      <loext:graphic-properties draw:fill="none"/>
      <style:paragraph-properties fo:margin-left="0in" fo:margin-right="0in" fo:line-height="150%" fo:text-indent="0.3937in" style:auto-text-indent="false" style:page-number="auto" fo:background-color="transparent"/>
      <style:text-properties officeooo:paragraph-rsid="00377587"/>
    </style:style>
    <style:style style:name="P94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377587"/>
    </style:style>
    <style:style style:name="P9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style:page-number="auto" fo:background-color="transparent"/>
    </style:style>
    <style:style style:name="P9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</style:style>
    <style:style style:name="P9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  <style:text-properties officeooo:paragraph-rsid="00a081c3"/>
    </style:style>
    <style:style style:name="P9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a7837d" officeooo:paragraph-rsid="00a7837d"/>
    </style:style>
    <style:style style:name="P100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de850" officeooo:paragraph-rsid="00cde850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cde850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6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1" style:font-size-complex="14pt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style:text-underline-style="solid" style:text-underline-width="auto" style:text-underline-color="font-color" style:font-size-asian="10pt"/>
    </style:style>
    <style:style style:name="T21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2" style:family="text">
      <style:text-properties style:text-position="super 63%" fo:font-size="8pt" style:font-size-asian="8pt"/>
    </style:style>
    <style:style style:name="T23" style:family="text">
      <style:text-properties fo:font-size="14pt" fo:language="uk" fo:country="UA" style:font-size-asian="14pt" style:font-size-complex="14pt"/>
    </style:style>
    <style:style style:name="T24" style:family="text">
      <style:text-properties fo:font-size="14pt" fo:language="uk" fo:country="UA" officeooo:rsid="0040a342" style:font-size-asian="14pt" style:font-size-complex="14pt"/>
    </style:style>
    <style:style style:name="T25" style:family="text">
      <style:text-properties fo:font-size="14pt" fo:language="uk" fo:country="UA" officeooo:rsid="0046b601" style:font-size-asian="14pt" style:font-size-complex="14pt"/>
    </style:style>
    <style:style style:name="T26" style:family="text">
      <style:text-properties fo:font-size="14pt" fo:language="uk" fo:country="UA" officeooo:rsid="004b29a8" style:font-size-asian="14pt" style:font-size-complex="14pt"/>
    </style:style>
    <style:style style:name="T27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28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uk" fo:country="UA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91a690" style:font-size-asian="14pt" style:font-size-complex="14pt"/>
    </style:style>
    <style:style style:name="T32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language="en" fo:country="US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weight="normal" officeooo:rsid="0091a690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92f94f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939f53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93deb3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96f23c" style:font-size-asian="14pt" style:font-weight-asian="normal" style:font-size-complex="14pt" style:font-weight-complex="normal"/>
    </style:style>
    <style:style style:name="T3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language="en" fo:country="US"/>
    </style:style>
    <style:style style:name="T42" style:family="text">
      <style:text-properties officeooo:rsid="0046b601"/>
    </style:style>
    <style:style style:name="T43" style:family="text">
      <style:text-properties fo:text-transform="uppercase" fo:font-size="14pt" fo:font-weight="bold" officeooo:rsid="008f5423" style:font-size-asian="14pt" style:font-weight-asian="bold" style:font-size-complex="14pt" style:font-weight-complex="bold"/>
    </style:style>
    <style:style style:name="T44" style:family="text">
      <style:text-properties fo:text-transform="uppercase" fo:font-size="14pt" fo:font-weight="bold" officeooo:rsid="007146dd" style:font-size-asian="14pt" style:font-weight-asian="bold" style:font-size-complex="14pt" style:font-weight-complex="bold"/>
    </style:style>
    <style:style style:name="T45" style:family="text">
      <style:text-properties fo:text-transform="uppercase" fo:font-size="14pt" fo:font-weight="bold" officeooo:rsid="006b46bc" style:font-size-asian="14pt" style:font-weight-asian="bold" style:font-size-complex="14pt" style:font-weight-complex="bold"/>
    </style:style>
    <style:style style:name="T46" style:family="text">
      <style:text-properties fo:text-transform="uppercase" fo:font-size="14pt" fo:font-weight="bold" officeooo:rsid="00699400" style:font-size-asian="14pt" style:font-weight-asian="bold" style:font-size-complex="14pt" style:font-weight-complex="bold"/>
    </style:style>
    <style:style style:name="T47" style:family="text">
      <style:text-properties fo:text-transform="uppercase" fo:font-size="14pt" fo:font-weight="bold" officeooo:rsid="00ac830a" style:font-size-asian="14pt" style:font-weight-asian="bold" style:font-size-complex="14pt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aead2d" style:font-weight-asian="normal" style:font-weight-complex="normal"/>
    </style:style>
    <style:style style:name="T50" style:family="text">
      <style:text-properties fo:font-weight="normal" officeooo:rsid="00b039d8" style:font-weight-asian="normal" style:font-weight-complex="normal"/>
    </style:style>
    <style:style style:name="T51" style:family="text">
      <style:text-properties fo:font-weight="normal" officeooo:rsid="00b4b540" style:font-weight-asian="normal" style:font-weight-complex="normal"/>
    </style:style>
    <style:style style:name="T52" style:family="text">
      <style:text-properties fo:font-weight="normal" officeooo:rsid="00b4e9ac" style:font-weight-asian="normal" style:font-weight-complex="normal"/>
    </style:style>
    <style:style style:name="T53" style:family="text">
      <style:text-properties fo:font-weight="normal" officeooo:rsid="00b6bee3" style:font-weight-asian="normal" style:font-weight-complex="normal"/>
    </style:style>
    <style:style style:name="T54" style:family="text">
      <style:text-properties fo:font-weight="normal" officeooo:rsid="00b8b366" style:font-weight-asian="normal" style:font-weight-complex="normal"/>
    </style:style>
    <style:style style:name="T55" style:family="text">
      <style:text-properties officeooo:rsid="0091a690"/>
    </style:style>
    <style:style style:name="T56" style:family="text">
      <style:text-properties officeooo:rsid="00a5f5be"/>
    </style:style>
    <style:style style:name="T57" style:family="text">
      <style:text-properties officeooo:rsid="00cde850"/>
    </style:style>
    <style:style style:name="T58" style:family="text">
      <style:text-properties officeooo:rsid="00ceb25c"/>
    </style:style>
    <style:style style:name="T59" style:family="text">
      <style:text-properties officeooo:rsid="00d254eb"/>
    </style:style>
    <style:style style:name="T60" style:family="text">
      <style:text-properties officeooo:rsid="00d3652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НАЦІОНАЛЬНИЙ ТЕХНІЧНИЙ УНІВЕРСИТЕТ УКРАЇНИ </text:p>
      <text:p text:style-name="P43">«КИЇВСЬКИЙ ПОЛІТЕХНІЧНИЙ ІНСТИТУТ <text:s/></text:p>
      <text:p text:style-name="P44">ІМЕНІ ІГОРЯ СІКОРСЬКОГО» </text:p>
      <text:p text:style-name="P22"><text:span text:style-name="Default_20_Paragraph_20_Font"><text:span text:style-name="T1">ФАКУЛЬТЕТ ІНФОРМАТИКИ ТА ОБЧИСЛЮВАЛЬНОЇ ТЕХНІКИ</text:span></text:span> </text:p>
      <text:p text:style-name="P3"><text:span text:style-name="Default_20_Paragraph_20_Font"><text:span text:style-name="T2">(повна назва інституту/факультету) </text:span></text:span></text:p>
      <text:p text:style-name="P23"><text:span text:style-name="Default_20_Paragraph_20_Font"><text:span text:style-name="T1">КАФЕДРА інформатики та програмної інженерії</text:span></text:span> </text:p>
      <text:p text:style-name="P19"><text:span text:style-name="Default_20_Paragraph_20_Font"><text:span text:style-name="T3">(повна назва кафедри) </text:span></text:span></text:p>
      <text:p text:style-name="P4"><text:s/></text:p>
      <text:p text:style-name="P4"/>
      <text:p text:style-name="P4"><text:s/></text:p>
      <text:p text:style-name="P4"><text:s text:c="2"/></text:p>
      <text:p text:style-name="P49"><text:bookmark-start text:name="__RefHeading___Toc1256_1052666017"/>КУРСОВА РОБОТА <text:bookmark-end text:name="__RefHeading___Toc1256_1052666017"/></text:p>
      <text:p text:style-name="P20">з дисципліни <text:span text:style-name="Default_20_Paragraph_20_Font"><text:span text:style-name="T1">«Бази даних»</text:span></text:span> </text:p>
      <text:p text:style-name="P21"><text:span text:style-name="Default_20_Paragraph_20_Font"><text:span text:style-name="T3">(назва дисципліни) </text:span></text:span></text:p>
      <text:p text:style-name="P45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48">____________________________________________________________</text:p>
      <text:p text:style-name="P4"><text:s/></text:p>
      <text:p text:style-name="P46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46"><text:span text:style-name="Default_20_Paragraph_20_Font"><text:span text:style-name="T8"><text:tab/> <text:s text:c="10"/>Панченко С.В <text:s text:c="29"/></text:span></text:span></text:p>
      <text:p text:style-name="P5"><text:span text:style-name="Default_20_Paragraph_20_Font"><text:span text:style-name="T10">(прізвище та ініціали) </text:span></text:span></text:p>
      <text:p text:style-name="P46"><text:span text:style-name="Default_20_Paragraph_20_Font"><text:span text:style-name="T5">Керівник ___________________________ ____________________________________ </text:span></text:span></text:p>
      <text:p text:style-name="P24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40"><text:span text:style-name="Default_20_Paragraph_20_Font"><text:span text:style-name="T5"><text:s/></text:span></text:span></text:p>
      <text:p text:style-name="P46"><text:span text:style-name="Default_20_Paragraph_20_Font"><text:span text:style-name="T5">Національна шкала <text:s text:c="3"/>_____________________ <text:s text:c="4"/></text:span></text:span></text:p>
      <text:p text:style-name="P6"><text:span text:style-name="Default_20_Paragraph_20_Font"><text:span text:style-name="T5"><text:s/></text:span></text:span></text:p>
      <text:p text:style-name="P46"><text:span text:style-name="Default_20_Paragraph_20_Font"><text:span text:style-name="T5">Кількість балів: ______ <text:s/>Оцінка ECTS _______ </text:span></text:span></text:p>
      <text:p text:style-name="P7"><text:span text:style-name="Default_20_Paragraph_20_Font"><text:span text:style-name="T5"><text:s/></text:span></text:span></text:p>
      <text:p text:style-name="P8"><text:s/></text:p>
      <text:p text:style-name="P25"><text:s/></text:p>
      <text:p text:style-name="P47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9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47"><text:span text:style-name="Default_20_Paragraph_20_Font"><text:span text:style-name="T5"><text:s text:c="33"/>_______________ ___________________________________________ <text:s text:c="20"/></text:span></text:span></text:p>
      <text:p text:style-name="P9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47"><text:span text:style-name="Default_20_Paragraph_20_Font"><text:span text:style-name="T5"><text:s text:c="33"/>_______________ ___________________________________________ <text:s text:c="20"/></text:span></text:span></text:p>
      <text:p text:style-name="P10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25"><text:s/></text:p>
      <text:p text:style-name="P25"><text:s/></text:p>
      <text:p text:style-name="P11">Київ – 202<text:span text:style-name="T12">2</text:span> рік </text:p>
      <text:p text:style-name="P49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26"><text:span text:style-name="Default_20_Paragraph_20_Font"><text:span text:style-name="T16"><text:s/></text:span></text:span></text:p>
      <text:p text:style-name="P27">Факультет <text:s text:c="2"/><text:span text:style-name="Default_20_Paragraph_20_Font"><text:span text:style-name="T1">Інформатики та обчислювальної техніки</text:span></text:span> </text:p>
      <text:p text:style-name="P31"><text:span text:style-name="Default_20_Paragraph_20_Font"><text:span text:style-name="T3"><text:s text:c="54"/>(повна назва) </text:span></text:span></text:p>
      <text:p text:style-name="P27">Кафедра <text:s text:c="4"/><text:span text:style-name="Default_20_Paragraph_20_Font"><text:span text:style-name="T1">Інформатики та програмної інженерії</text:span></text:span> <text:s/></text:p>
      <text:p text:style-name="P28"><text:span text:style-name="Default_20_Paragraph_20_Font"><text:span text:style-name="T18"><text:s text:c="55"/>(повна назва) </text:span></text:span></text:p>
      <text:p text:style-name="P50">Дисципліна <text:s/><text:span text:style-name="Default_20_Paragraph_20_Font"><text:span text:style-name="T1">Бази даних</text:span></text:span> </text:p>
      <text:p text:style-name="P32"><text:s/></text:p>
      <text:p text:style-name="P50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55"><text:span text:style-name="Default_20_Paragraph_20_Font"><text:s/></text:span></text:p>
      <text:p text:style-name="P55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55"><text:span text:style-name="Default_20_Paragraph_20_Font"><text:span text:style-name="T17">НА КУРСОВУ РОБОТУ СТУДЕНТУ </text:span></text:span></text:p>
      <text:p text:style-name="P39"><text:span text:style-name="Default_20_Paragraph_20_Font"><text:span text:style-name="T11"><text:s/></text:span></text:span><text:span text:style-name="Default_20_Paragraph_20_Font"><text:span text:style-name="T20"><text:s text:c="68"/></text:span></text:span><text:span text:style-name="Default_20_Paragraph_20_Font"><text:span text:style-name="T21">Панченко Сергій Віталійович</text:span></text:span><text:span text:style-name="Default_20_Paragraph_20_Font"><text:span text:style-name="T20"> <text:s text:c="100"/></text:span></text:span><text:span text:style-name="Default_20_Paragraph_20_Font"><text:span text:style-name="T18"><text:s text:c="9"/></text:span></text:span></text:p>
      <text:p text:style-name="P39"><text:span text:style-name="Default_20_Paragraph_20_Font"><text:span text:style-name="T10"><text:s/></text:span></text:span><text:span text:style-name="Default_20_Paragraph_20_Font"><text:span text:style-name="T18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2"> </text:span></text:span></text:p>
      <text:list xml:id="list2955677846" text:style-name="L1">
        <text:list-item>
          <text:p text:style-name="P67">Тема роботи _____________________________________________ </text:p>
        </text:list-item>
      </text:list>
      <text:p text:style-name="P50">__________________________________________________________________ <text:s/></text:p>
      <text:p text:style-name="P52">__________________________________________________________________ __________________________________________________________________ керівник роботи <text:s text:c="12"/>_____________________________________________ </text:p>
      <text:p text:style-name="P12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222642842196647" text:continue-numbering="true" text:style-name="L1">
        <text:list-item>
          <text:p text:style-name="P67">Строк подання студентом роботи <text:s text:c="16"/>__________________________ </text:p>
        </text:list-item>
        <text:list-item>
          <text:p text:style-name="P67">Вихідні дані до роботи <text:s text:c="16"/>____________________________________ </text:p>
        </text:list-item>
      </text:list>
      <text:p text:style-name="P50">__________________________________________________________________</text:p>
      <text:p text:style-name="P50">__________________________________________________________________</text:p>
      <text:p text:style-name="P52">__________________________________________________________________ __________________________________________________________________ __________________________________________________________________</text:p>
      <text:p text:style-name="P51">__________________________________________________________________ ________________________________________________ </text:p>
      <text:list xml:id="list222642698953588" text:continue-numbering="true" text:style-name="L1">
        <text:list-item>
          <text:p text:style-name="P67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50">__________________________________________________________________</text:p>
      <text:p text:style-name="P52">__________________________________________________________________ __________________________________________________________________ __________________________________________________________________</text:p>
      <text:p text:style-name="P50">__________________________________________________________________</text:p>
      <text:p text:style-name="P51">__________________________________________________________________ ________________________________________________________ </text:p>
      <text:list xml:id="list222642252782217" text:continue-numbering="true" text:style-name="L1">
        <text:list-item>
          <text:p text:style-name="P67">Перелік графічного матеріалу (з точним зазначенням обов’язкових креслень) </text:p>
        </text:list-item>
      </text:list>
      <text:p text:style-name="P50">__________________________________________________________________</text:p>
      <text:p text:style-name="P52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13"><text:span text:style-name="Default_20_Paragraph_20_Font"><text:span text:style-name="T16"><text:s/></text:span></text:span></text:p>
      <text:list xml:id="list222641868385256" text:continue-numbering="true" text:style-name="L1">
        <text:list-item>
          <text:p text:style-name="P68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34"><text:span text:style-name="Default_20_Paragraph_20_Font"><text:span text:style-name="T4"><text:s/></text:span></text:span></text:p>
      <text:p text:style-name="P34"><text:span text:style-name="Default_20_Paragraph_20_Font"><text:span text:style-name="T4"><text:s/></text:span></text:span></text:p>
      <text:p text:style-name="P35"><text:span text:style-name="Default_20_Paragraph_20_Font"><text:span text:style-name="T4"><text:s/></text:span></text:span></text:p>
      <text:p text:style-name="P55"><text:bookmark-start text:name="__RefHeading___Toc1262_1052666017"/><text:span text:style-name="T17">КАЛЕНДАРНИЙ ПЛАН</text:span> <text:bookmark-end text:name="__RefHeading___Toc1262_1052666017"/></text:p>
      <text:p text:style-name="P33"><text:span text:style-name="Default_20_Paragraph_20_Font"><text:span text:style-name="T19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37"><text:span text:style-name="Default_20_Paragraph_20_Font"><text:span text:style-name="T5">№ </text:span></text:span></text:p>
            <text:p text:style-name="P38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14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</table:table>
      <text:p text:style-name="P33"><text:span text:style-name="Default_20_Paragraph_20_Font"><text:span text:style-name="T19"><text:s/></text:span></text:span></text:p>
      <text:p text:style-name="P18"><text:span text:style-name="Default_20_Paragraph_20_Font"><text:span text:style-name="T19"><text:s/></text:span></text:span></text:p>
      <text:p text:style-name="P27"><text:span text:style-name="Default_20_Paragraph_20_Font"><text:span text:style-name="T19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29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27"><text:span text:style-name="Default_20_Paragraph_20_Font"><text:span text:style-name="T9">Керівник роботи <text:s text:c="5"/>_____________ <text:s/>______________________ </text:span></text:span></text:p>
      <text:p text:style-name="P30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36"><text:span text:style-name="Default_20_Paragraph_20_Font"><text:span text:style-name="T18"><text:s/><text:tab/> </text:span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h text:style-name="P54" text:outline-level="1"><text:bookmark-start text:name="_Toc104703868"/><text:bookmark-start text:name="__RefHeading___Toc1264_1052666017"/><text:bookmark-start text:name="_Toc105243118"/><text:bookmark-start text:name="_Toc105261920"/><text:soft-page-break/>Анотація<text:bookmark-end text:name="_Toc104703868"/><text:bookmark-end text:name="__RefHeading___Toc1264_1052666017"/><text:bookmark-end text:name="_Toc105243118"/><text:bookmark-end text:name="_Toc105261920"/></text:h>
      <text:p text:style-name="P53"/>
      <text:p text:style-name="P93"><text:span text:style-name="T23">Пояснювальна записка до курсової роботи</text:span><text:span text:style-name="T30">: </text:span><text:span text:style-name="T23">81</text:span><text:span text:style-name="T30"> </text:span><text:span text:style-name="T23">сторінок</text:span><text:span text:style-name="T30">, </text:span><text:span text:style-name="T23">10</text:span><text:span text:style-name="T30"> рис</text:span><text:span text:style-name="T23">унки</text:span><text:span text:style-name="T30">, </text:span><text:span text:style-name="T23">12</text:span><text:span text:style-name="T30"> табл</text:span><text:span text:style-name="T23">иць, 1 посилання</text:span><text:span text:style-name="T30">.</text:span></text:p>
      <text:p text:style-name="P94"><text:span text:style-name="T23">Об’єкт дослідження</text:span><text:span text:style-name="T30">: </text:span><text:span text:style-name="T24">база даних для збереження даних про футбольні чемпіонати.</text:span></text:p>
      <text:p text:style-name="P94"><text:span text:style-name="T23">Мета роботи</text:span><text:span text:style-name="T30">: </text:span><text:span text:style-name="T23">закріплення навичок з проектування, реалізації реляційних баз даних та їх використання для практичних задач. </text:span></text:p>
      <text:p text:style-name="P77">Проведено аналіз предметного середовища, визначено сутності, атриблути та зв’язки між об’єктами. Побудована <text:span text:style-name="T41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42">Розроблено скрипти для побудови спроектованої бази даних, імпортовано дані в неї, виконано різноманітні запити до неї.</text:span></text:p>
      <text:p text:style-name="P56"><text:span text:style-name="Default_20_Paragraph_20_Font"><text:span text:style-name="T23">Виконана програмна реалізація </text:span></text:span><text:span text:style-name="Default_20_Paragraph_20_Font"><text:span text:style-name="T25">бази даних для </text:span></text:span><text:span text:style-name="Default_20_Paragraph_20_Font"><text:span text:style-name="T24">збереження </text:span></text:span><text:span text:style-name="Default_20_Paragraph_20_Font"><text:span text:style-name="T26">інформації</text:span></text:span><text:span text:style-name="Default_20_Paragraph_20_Font"><text:span text:style-name="T24"> про футбольні чемпіонати </text:span></text:span><text:span text:style-name="Default_20_Paragraph_20_Font"><text:span text:style-name="T25">( варіант 23 )</text:span></text:span><text:span text:style-name="Default_20_Paragraph_20_Font"><text:span text:style-name="T24">.</text:span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7"><text:a xlink:type="simple" xlink:href="#__RefHeading___Toc1264_1052666017" text:style-name="Index_20_Link" text:visited-style-name="Index_20_Link">Анотація<text:tab/>4</text:a></text:p>
          <text:p text:style-name="P57"><text:a xlink:type="simple" xlink:href="#__RefHeading___Toc12085_1052666017" text:style-name="Index_20_Link" text:visited-style-name="Index_20_Link">Вступ<text:tab/>6</text:a></text:p>
          <text:p text:style-name="P57"><text:a xlink:type="simple" xlink:href="#__RefHeading___Toc12088_1052666017" text:style-name="Index_20_Link" text:visited-style-name="Index_20_Link">1 Опис предметної області<text:tab/>7</text:a></text:p>
          <text:p text:style-name="P57"><text:a xlink:type="simple" xlink:href="#__RefHeading___Toc12088_10526660171" text:style-name="Index_20_Link" text:visited-style-name="Index_20_Link">2 Постановка завдання<text:tab/>8</text:a></text:p>
          <text:p text:style-name="P57"><text:a xlink:type="simple" xlink:href="#__RefHeading___Toc12088_105266601711" text:style-name="Index_20_Link" text:visited-style-name="Index_20_Link">3 ER-Діаграма<text:tab/>9</text:a></text:p>
          <text:p text:style-name="P58"><text:a xlink:type="simple" xlink:href="#__RefHeading___Toc15160_2945302733" text:style-name="Index_20_Link" text:visited-style-name="Index_20_Link">3.1 Бізнес правила<text:tab/>9</text:a></text:p>
          <text:p text:style-name="P58"><text:a xlink:type="simple" xlink:href="#__RefHeading___Toc15184_2945302733" text:style-name="Index_20_Link" text:visited-style-name="Index_20_Link">3.2 Вибір сутностей<text:tab/>9</text:a></text:p>
          <text:p text:style-name="P58"><text:a xlink:type="simple" xlink:href="#__RefHeading___Toc15206_2945302733" text:style-name="Index_20_Link" text:visited-style-name="Index_20_Link">3.3 Набори атриутів сутностей<text:tab/>10</text:a></text:p>
          <text:p text:style-name="P59"><text:a xlink:type="simple" xlink:href="#__RefHeading___Toc15208_2945302733" text:style-name="Index_20_Link" text:visited-style-name="Index_20_Link">Таблиця 3.1 — Сутності та їхні атрибути<text:tab/>10</text:a></text:p>
        </text:index-body>
      </text:table-of-content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h text:style-name="P106" text:outline-level="1"><text:bookmark-start text:name="__RefHeading___Toc12085_1052666017"/><text:bookmark-start text:name="_Toc105261921"/><text:bookmark-start text:name="_Toc104703869"/>Вступ<text:bookmark-end text:name="__RefHeading___Toc12085_1052666017"/><text:bookmark-end text:name="_Toc105261921"/><text:bookmark-end text:name="_Toc104703869"/></text:h>
      <text:p text:style-name="P95"><text:span text:style-name="Emphasis"><text:span text:style-name="T39">Бази даних є важливою частиною будь-якого бізнесу, адже за допомогою них можна зберігати важливі дані про клієнтів, прослідковувати залежності між явищами. На відміну від минулого, де все зберігалося у журналах, архівах, бази даних дають можливість швидко отримувати інформацію, що нас цікавить</text:span></text:span><text:span text:style-name="Emphasis"><text:span text:style-name="T40">.</text:span></text:span></text:p>
      <text:p text:style-name="P97"><text:span text:style-name="Emphasis"><text:span text:style-name="T40">Обрана мною тема є актуальною, тому що спорт є важливою частиною нашого життя, а футбольні чемпіонати збирають сотні тися глядачів на стадіонах усіх куточків світу. До того ж подібні заходи потребують великих сил на їхню організацію, з чим дуже допомагають бази даних.</text:span></text:span></text:p>
      <text:p text:style-name="P96"><text:span text:style-name="Emphasis"><text:span text:style-name="T28">Дана робота присвячена вивченню розробки програмного забезпечення з </text:span></text:span><text:span text:style-name="Emphasis"><text:span text:style-name="T32">SQL</text:span></text:span><text:span text:style-name="Emphasis"><text:span text:style-name="T28">, і стосується проектування бази даних для збереження інформації про футбольні чемпіонати, </text:span></text:span><text:span text:style-name="Emphasis"><text:span text:style-name="T29">що допоможе організаторам цих заходів.</text:span></text:span><text:span text:style-name="Emphasis"><text:span text:style-name="T28"> Задача полягає в аналізі предметної області, побудови </text:span></text:span><text:span text:style-name="Emphasis"><text:span text:style-name="T32">ER-</text:span></text:span><text:span text:style-name="Emphasis"><text:span text:style-name="T28">діаграми та датологічної схеми реляційної бази даних, написанні</text:span></text:span><text:span text:style-name="Emphasis"><text:span text:style-name="T32"> SQL</text:span></text:span><text:span text:style-name="Emphasis"><text:span text:style-name="T28"> скриптів та запитів до неї. Виконання роботи проведено з допомогою Postgre</text:span></text:span><text:span text:style-name="Emphasis"><text:span text:style-name="T32">SQL, </text:span></text:span><text:span text:style-name="Emphasis"><text:span text:style-name="T28">оскільки </text:span></text:span><text:span text:style-name="Emphasis"><text:span text:style-name="T29">вона є потужним заобом побудови баз даних, а також </text:span></text:span><text:span text:style-name="Emphasis"><text:span text:style-name="T28">її найзручніше використовувати під </text:span></text:span><text:span text:style-name="Emphasis"><text:span text:style-name="T29">ОС </text:span></text:span><text:span text:style-name="Emphasis"><text:span text:style-name="T32">Linux </text:span></text:span><text:span text:style-name="Emphasis"><text:span text:style-name="T33">Ubuntu 22.10 .</text:span></text:span></text:p>
      <text:p text:style-name="P98"/>
      <text:p text:style-name="P2"/>
      <text:p text:style-name="P2"/>
      <text:p text:style-name="P2"/>
      <text:p text:style-name="P2"><text:span text:style-name="Emphasis"><text:span text:style-name="T27"/></text:span></text:p>
      <text:p text:style-name="P2"><text:span text:style-name="Emphasis"><text:span text:style-name="T27"/></text:span></text:p>
      <text:p text:style-name="P2"><text:span text:style-name="Emphasis"><text:span text:style-name="T27"/></text:span></text:p>
      <text:p text:style-name="P2"><text:soft-page-break/><text:span text:style-name="Emphasis"><text:span text:style-name="T27"/></text:span></text:p>
      <text:p text:style-name="P2"><text:span text:style-name="Emphasis"><text:span text:style-name="T27"/></text:span></text:p>
      <text:p text:style-name="P2"/>
      <text:h text:style-name="P61" text:outline-level="1"><text:bookmark-start text:name="__RefHeading___Toc12088_1052666017"/><text:span text:style-name="T44">1 </text:span><text:bookmark-start text:name="_Toc1047038681"/><text:bookmark-start text:name="_Toc1052431181"/><text:bookmark-start text:name="_Toc1052619201"/><text:span text:style-name="T45">О</text:span><text:bookmark-end text:name="_Toc1047038681"/><text:bookmark-end text:name="_Toc1052431181"/><text:bookmark-end text:name="_Toc1052619201"/><text:span text:style-name="T46">пис предметної області</text:span><text:bookmark-end text:name="__RefHeading___Toc12088_1052666017"/></text:h>
      <text:p text:style-name="P89"><text:span text:style-name="T31">Основним об’єктом дослідження предметної області є футбольні чемпіонати та процеси пов’язані з ними. </text:span><text:span text:style-name="T34">Змагання з даного виду спорту включать у себе проведення матчів, які відбувається між командами з різних країн світу. </text:span></text:p>
      <text:p text:style-name="P90"><text:span text:style-name="T34">Зазвичай чемпіонати організовують на стадіонах у великих містах. </text:span><text:span text:style-name="T35">Для спонсорів чемпіонатів важливо мати уявлення про те, яка аудиторія може прийти на захід, щоб ефективно прорекламувати певний продукт на оптимальну кількість людей. </text:span></text:p>
      <text:p text:style-name="P90"><text:span text:style-name="T34">Кожен матч проводиться </text:span><text:span text:style-name="T35">у супроводі рефері та двох його асистентів, які бажано набираються з різних куточків світу для об’єктивності та неупередженості суджень під час гри. </text:span></text:p>
      <text:p text:style-name="P90"><text:span text:style-name="T34">Футбол є командною грою, а тому кожна з груп складається з гравців, які мають певні ролі: воротар, нападаючий, капітан тощо. </text:span><text:span text:style-name="T36">Усі</text:span><text:span text:style-name="T34"> </text:span><text:span text:style-name="T36">к</text:span><text:span text:style-name="T34">оманд</text:span><text:span text:style-name="T36">и</text:span><text:span text:style-name="T34"> ма</text:span><text:span text:style-name="T36">ють</text:span><text:span text:style-name="T34"> свого тренера, </text:span><text:span text:style-name="T36">який готує гравців до гри. </text:span></text:p>
      <text:p text:style-name="P90"><text:span text:style-name="T37">Матч має бути обмежений у часі, тому важливо реєструвати, коли і з яких причин сталася та чи інша подія. Такими можуть бути: пенальті, забиття голу, вихід\вхід гравця на поле з різних причин( жовта картка, червона картка за повторне порушення, заміна гравця в запасі </text:span><text:span text:style-name="T38">тощо</text:span><text:span text:style-name="T37">).</text:span></text:p>
      <text:p text:style-name="P76"/>
      <text:p text:style-name="P76"><text:span text:style-name="T55"><text:tab/><text:tab/></text:span></text:p>
      <text:p text:style-name="P91"><text:span text:style-name="T43"/></text:p>
      <text:p text:style-name="P91"><text:span text:style-name="T43"/></text:p>
      <text:p text:style-name="P91"><text:span text:style-name="T43"/></text:p>
      <text:h text:style-name="P60" text:outline-level="1"><text:bookmark-start text:name="__RefHeading___Toc12088_10526660171"/><text:soft-page-break/><text:span text:style-name="T43">2</text:span><text:span text:style-name="T44"> </text:span><text:bookmark-start text:name="_Toc10470386811"/><text:bookmark-start text:name="_Toc10524311811"/><text:bookmark-start text:name="_Toc10526192011"/><text:span text:style-name="T43">П</text:span><text:bookmark-end text:name="_Toc10470386811"/><text:bookmark-end text:name="_Toc10524311811"/><text:bookmark-end text:name="_Toc10526192011"/><text:span text:style-name="T43">остановка завдання</text:span><text:bookmark-end text:name="__RefHeading___Toc12088_10526660171"/></text:h>
      <text:p text:style-name="P79"><text:span text:style-name="T56">Метою даної роботи є розробка бази даних для збереження результатів чемпіонатів. Тобто організація даних має бути такою в базі, щоб було максимально зручно вибудовувати план проведення футбольних заходів. Виділимо основні задачі:</text:span></text:p>
      <text:p text:style-name="P80">Комітет ліги має мати можливість:</text:p>
      <text:list xml:id="list449411777" text:style-name="L7">
        <text:list-item>
          <text:p text:style-name="P81">Змінювати місце та час проведення матчів</text:p>
        </text:list-item>
        <text:list-item>
          <text:p text:style-name="P81">Вирішувати, які команди будуть грати на матчах</text:p>
        </text:list-item>
        <text:list-item>
          <text:p text:style-name="P81">Призначати рефері та його(її) асистентів</text:p>
        </text:list-item>
      </text:list>
      <text:p text:style-name="P82">Суддя має мати змогу:</text:p>
      <text:list xml:id="list2505623547" text:style-name="L4">
        <text:list-item>
          <text:p text:style-name="P86">Зараховувати голи</text:p>
        </text:list-item>
        <text:list-item>
          <text:p text:style-name="P86">Реєструвати пенальті</text:p>
        </text:list-item>
        <text:list-item>
          <text:p text:style-name="P86">Змушувати гравців йти/заходити на поле</text:p>
        </text:list-item>
      </text:list>
      <text:p text:style-name="P82">Тренер може:</text:p>
      <text:list xml:id="list1727054754" text:style-name="L5">
        <text:list-item>
          <text:p text:style-name="P87">Змінювати склад команди</text:p>
        </text:list-item>
      </text:list>
      <text:p text:style-name="P82">Усі учасники можуть:</text:p>
      <text:list xml:id="list1231602877" text:style-name="L6">
        <text:list-item>
          <text:p text:style-name="P88">Переглядати склад коман</text:p>
        </text:list-item>
        <text:list-item>
          <text:p text:style-name="P88">Дізнаватися час проведення чемпіонатів</text:p>
        </text:list-item>
        <text:list-item>
          <text:p text:style-name="P88">Дізнаватися інформацію про голи, пенальті, входи/виходи гравців з поля</text:p>
        </text:list-item>
      </text:list>
      <text:p text:style-name="P85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pan text:style-name="T47"/></text:p>
      <text:h text:style-name="P62" text:outline-level="1"><text:bookmark-start text:name="__RefHeading___Toc12088_105266601711"/><text:soft-page-break/><text:span text:style-name="T47">3</text:span><text:span text:style-name="T44"> </text:span><text:span text:style-name="T47">ER-Діаграма</text:span><text:bookmark-end text:name="__RefHeading___Toc12088_105266601711"/></text:h>
      <text:p text:style-name="P78">Після аналізу було виділено такі сутності та зв’зки між ними:</text:p>
      <text:h text:style-name="P65" text:outline-level="2"><text:bookmark-start text:name="__RefHeading___Toc15160_2945302733"/><text:span text:style-name="T48">3.1 Бізнес правила</text:span><text:bookmark-end text:name="__RefHeading___Toc15160_2945302733"/></text:h>
      <text:list xml:id="list1619456932" text:style-name="L11">
        <text:list-item>
          <text:list>
            <text:list-item>
              <text:p text:style-name="P73"><text:bookmark-start text:name="__RefHeading___Toc15170_2945302733"/><text:span text:style-name="T49">Час забиття голу, </text:span><text:span text:style-name="T50">пенальті, виходу/входу гравця</text:span><text:span text:style-name="T49"> не може бути більшим за час проведення матчу </text:span><text:span text:style-name="T51">+ додаткові 30 хвилин, які надає суддя за потреби. </text:span><text:span text:style-name="T52">Однак нічого не може відбуватися під час перерви, яка триває 15 хвилин після першого тайму.</text:span><text:bookmark-end text:name="__RefHeading___Toc15170_2945302733"/></text:p>
            </text:list-item>
            <text:list-item>
              <text:p text:style-name="P73"><text:bookmark-start text:name="__RefHeading___Toc15172_2945302733"/><text:span text:style-name="T53">Команда</text:span><text:span text:style-name="T48"> не мож</text:span><text:span text:style-name="T53">е</text:span><text:span text:style-name="T48"> </text:span><text:span text:style-name="T53">провести заміну гравців більше трьох разів</text:span><text:bookmark-end text:name="__RefHeading___Toc15172_2945302733"/></text:p>
            </text:list-item>
            <text:list-item>
              <text:p text:style-name="P73"><text:bookmark-start text:name="__RefHeading___Toc15174_2945302733"/><text:span text:style-name="T48">Гравець не може отримати жовту карточку </text:span><text:span text:style-name="T54">біль </text:span><text:span text:style-name="T48">двох разів</text:span><text:bookmark-end text:name="__RefHeading___Toc15174_2945302733"/></text:p>
            </text:list-item>
            <text:list-item>
              <text:p text:style-name="P73"><text:bookmark-start text:name="__RefHeading___Toc15176_2945302733"/>Під час видання другої жовтої карточки видається червона карточка<text:bookmark-end text:name="__RefHeading___Toc15176_2945302733"/></text:p>
            </text:list-item>
            <text:list-item>
              <text:p text:style-name="P73"><text:bookmark-start text:name="__RefHeading___Toc15178_2945302733"/>Після видачі червої карточки гравець негайно покидає поле<text:bookmark-end text:name="__RefHeading___Toc15178_2945302733"/></text:p>
            </text:list-item>
            <text:list-item>
              <text:p text:style-name="P73"><text:bookmark-start text:name="__RefHeading___Toc15180_2945302733"/>Команда не може мати більше 11 гравців, але не менше 7<text:bookmark-end text:name="__RefHeading___Toc15180_2945302733"/></text:p>
            </text:list-item>
            <text:list-item>
              <text:p text:style-name="P73"><text:bookmark-start text:name="__RefHeading___Toc15182_2945302733"/>Команда не може мати більше 7 гравців в запасі<text:bookmark-end text:name="__RefHeading___Toc15182_2945302733"/></text:p>
            </text:list-item>
          </text:list>
        </text:list-item>
      </text:list>
      <text:h text:style-name="P63" text:outline-level="2"><text:bookmark-start text:name="__RefHeading___Toc15184_2945302733"/>3.2 Вибір сутностей<text:bookmark-end text:name="__RefHeading___Toc15184_2945302733"/></text:h>
      <text:list xml:id="list4243899144" text:style-name="L10">
        <text:list-item>
          <text:p text:style-name="P74"><text:bookmark-start text:name="__RefHeading___Toc15186_2945302733"/>Подія<text:bookmark-end text:name="__RefHeading___Toc15186_2945302733"/></text:p>
        </text:list-item>
        <text:list-item>
          <text:p text:style-name="P74"><text:bookmark-start text:name="__RefHeading___Toc15188_2945302733"/>Місто<text:bookmark-end text:name="__RefHeading___Toc15188_2945302733"/></text:p>
        </text:list-item>
        <text:list-item>
          <text:p text:style-name="P74"><text:bookmark-start text:name="__RefHeading___Toc15190_2945302733"/>Країна<text:bookmark-end text:name="__RefHeading___Toc15190_2945302733"/></text:p>
        </text:list-item>
        <text:list-item>
          <text:p text:style-name="P74"><text:bookmark-start text:name="__RefHeading___Toc15192_2945302733"/>Матч<text:bookmark-end text:name="__RefHeading___Toc15192_2945302733"/></text:p>
        </text:list-item>
        <text:list-item>
          <text:p text:style-name="P74"><text:bookmark-start text:name="__RefHeading___Toc15194_2945302733"/>Гравець<text:bookmark-end text:name="__RefHeading___Toc15194_2945302733"/></text:p>
        </text:list-item>
        <text:list-item>
          <text:p text:style-name="P74"><text:bookmark-start text:name="__RefHeading___Toc15196_2945302733"/>Команда<text:bookmark-end text:name="__RefHeading___Toc15196_2945302733"/></text:p>
        </text:list-item>
        <text:list-item>
          <text:p text:style-name="P74"><text:bookmark-start text:name="__RefHeading___Toc15198_2945302733"/>Стадіон<text:bookmark-end text:name="__RefHeading___Toc15198_2945302733"/></text:p>
        </text:list-item>
        <text:list-item>
          <text:p text:style-name="P74"><text:bookmark-start text:name="__RefHeading___Toc15200_2945302733"/>Роль гравця<text:bookmark-end text:name="__RefHeading___Toc15200_2945302733"/></text:p>
        </text:list-item>
        <text:list-item>
          <text:p text:style-name="P74"><text:bookmark-start text:name="__RefHeading___Toc15202_2945302733"/>Тренер<text:bookmark-end text:name="__RefHeading___Toc15202_2945302733"/></text:p>
        </text:list-item>
        <text:list-item>
          <text:p text:style-name="P74"><text:bookmark-start text:name="__RefHeading___Toc15204_2945302733"/>Суддя<text:bookmark-end text:name="__RefHeading___Toc15204_2945302733"/></text:p>
        </text:list-item>
      </text:list>
      <text:h text:style-name="P72" text:outline-level="2"><text:span text:style-name="T48"/></text:h>
      <text:h text:style-name="P72" text:outline-level="2"><text:span text:style-name="T48"/></text:h>
      <text:h text:style-name="P72" text:outline-level="2"><text:span text:style-name="T48"/></text:h>
      <text:h text:style-name="P72" text:outline-level="2"><text:span text:style-name="T48"/></text:h>
      <text:h text:style-name="P72" text:outline-level="2"><text:span text:style-name="T48"/></text:h>
      <text:h text:style-name="P63" text:outline-level="2"><text:bookmark-start text:name="__RefHeading___Toc15206_2945302733"/><text:soft-page-break/>3.3 Набори атриутів сутностей<text:bookmark-end text:name="__RefHeading___Toc15206_2945302733"/></text:h>
      <text:h text:style-name="P66" text:outline-level="3"><text:bookmark-start text:name="__RefHeading___Toc15208_2945302733"/>Таблиця 3.1 — Сутності та їхні атрибути<text:bookmark-end text:name="__RefHeading___Toc15208_2945302733"/></text:h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104">Сутність</text:p>
          </table:table-cell>
          <table:table-cell table:style-name="Table1.B1" office:value-type="string">
            <text:p text:style-name="P104">Атрибути</text:p>
          </table:table-cell>
        </table:table-row>
        <table:table-row>
          <table:table-cell table:style-name="Table1.A2" office:value-type="string">
            <text:p text:style-name="P104">country</text:p>
          </table:table-cell>
          <table:table-cell table:style-name="Table1.B2" office:value-type="string">
            <text:p text:style-name="P104">id</text:p>
            <text:p text:style-name="P104">short_name</text:p>
            <text:p text:style-name="P105"><text:span text:style-name="T57">name</text:span></text:p>
          </table:table-cell>
        </table:table-row>
        <table:table-row>
          <table:table-cell table:style-name="Table1.A2" office:value-type="string">
            <text:p text:style-name="P104">city</text:p>
          </table:table-cell>
          <table:table-cell table:style-name="Table1.B2" office:value-type="string">
            <text:p text:style-name="P104">id</text:p>
            <text:p text:style-name="P104">name</text:p>
            <text:p text:style-name="P104">country_id</text:p>
          </table:table-cell>
        </table:table-row>
        <table:table-row>
          <table:table-cell table:style-name="Table1.A2" office:value-type="string">
            <text:p text:style-name="P104">stadium</text:p>
          </table:table-cell>
          <table:table-cell table:style-name="Table1.B2" office:value-type="string">
            <text:p text:style-name="P104">id</text:p>
            <text:p text:style-name="P104">name</text:p>
            <text:p text:style-name="P104">city_id</text:p>
          </table:table-cell>
        </table:table-row>
        <table:table-row>
          <table:table-cell table:style-name="Table1.A2" office:value-type="string">
            <text:p text:style-name="P104">trainer</text:p>
          </table:table-cell>
          <table:table-cell table:style-name="Table1.B2" office:value-type="string">
            <text:p text:style-name="P104">id</text:p>
            <text:p text:style-name="P104">name</text:p>
          </table:table-cell>
        </table:table-row>
        <table:table-row>
          <table:table-cell table:style-name="Table1.A2" office:value-type="string">
            <text:p text:style-name="P104"><text:span text:style-name="T58">t</text:span>eam </text:p>
          </table:table-cell>
          <table:table-cell table:style-name="Table1.B2" office:value-type="string">
            <text:p text:style-name="P104"><text:span text:style-name="T59">i</text:span>d</text:p>
            <text:p text:style-name="P104">name</text:p>
            <text:p text:style-name="P104">cou<text:span text:style-name="T60">n</text:span>try_id</text:p>
            <text:p text:style-name="P104">trainer_id</text:p>
          </table:table-cell>
        </table:table-row>
        <table:table-row>
          <table:table-cell table:style-name="Table1.A2" office:value-type="string">
            <text:p text:style-name="P104">player_role</text:p>
          </table:table-cell>
          <table:table-cell table:style-name="Table1.B2" office:value-type="string">
            <text:p text:style-name="P104"><text:span text:style-name="T58">i</text:span>d</text:p>
            <text:p text:style-name="P104">name</text:p>
          </table:table-cell>
        </table:table-row>
        <table:table-row>
          <table:table-cell table:style-name="Table1.A2" office:value-type="string">
            <text:p text:style-name="P103">player</text:p>
          </table:table-cell>
          <table:table-cell table:style-name="Table1.B2" office:value-type="string">
            <text:p text:style-name="P103">id</text:p>
            <text:p text:style-name="P103">team_id</text:p>
            <text:p text:style-name="P103">name</text:p>
            <text:p text:style-name="P103">player_role_id</text:p>
            <text:p text:style-name="P103">age</text:p>
            <text:p text:style-name="P103">is_substitute</text:p>
          </table:table-cell>
        </table:table-row>
        <table:table-row>
          <table:table-cell table:style-name="Table1.A2" office:value-type="string">
            <text:p text:style-name="P104"><text:span text:style-name="T58">r</text:span>eferee</text:p>
          </table:table-cell>
          <table:table-cell table:style-name="Table1.B2" office:value-type="string">
            <text:p text:style-name="P104"><text:span text:style-name="T58">i</text:span>d</text:p>
            <text:p text:style-name="P104">name coutry_id</text:p>
          </table:table-cell>
        </table:table-row>
        <table:table-row table:style-name="Table1.10">
          <table:table-cell table:style-name="Table1.A2" office:value-type="string">
            <text:p text:style-name="P104"><text:span text:style-name="T58">m</text:span>atch</text:p>
          </table:table-cell>
          <table:table-cell table:style-name="Table1.B2" office:value-type="string">
            <text:p text:style-name="P104"><text:span text:style-name="T58">i</text:span>d</text:p>
            <text:p text:style-name="P104">stage</text:p>
            <text:p text:style-name="P104">date_to_play</text:p>
            <text:p text:style-name="P104">stadium_id</text:p>
            <text:p text:style-name="P104">first_team_id</text:p>
            <text:p text:style-name="P104">second_team_id</text:p>
            <text:p text:style-name="P104">referee_id</text:p>
            <text:p text:style-name="P104">first_asssistant_id</text:p>
            <text:p text:style-name="P104">second_assistant_id</text:p>
          </table:table-cell>
        </table:table-row>
      </table:table>
      <text:h text:style-name="P70" text:outline-level="3"/>
      <text:h text:style-name="P70" text:outline-level="3"/>
      <text:h text:style-name="P75" text:outline-level="3"><text:soft-page-break/>Продовження таблиці 3.1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2">action</text:p>
          </table:table-cell>
          <table:table-cell table:style-name="Table2.A1" office:value-type="string">
            <text:p text:style-name="P102">id</text:p>
            <text:p text:style-name="P102">action_time</text:p>
            <text:p text:style-name="P102">reason</text:p>
            <text:p text:style-name="P102">player_id</text:p>
            <text:p text:style-name="P102">match_id</text:p>
            <text:p text:style-name="P102">action_id</text:p>
          </table:table-cell>
        </table:table-row>
      </table:table>
      <text:h text:style-name="P72" text:outline-level="2"><text:span text:style-name="T48"/></text:h>
      <text:h text:style-name="P72" text:outline-level="2"><text:span text:style-name="T48"/></text:h>
      <text:h text:style-name="P72" text:outline-level="2"><text:span text:style-name="T48"/></text:h>
      <text:h text:style-name="P69" text:outline-level="2"><text:span text:style-name="T48"/></text:h>
      <text:h text:style-name="P69" text:outline-level="2"><text:span text:style-name="T48"/></text:h>
      <text:h text:style-name="P71" text:outline-level="2"><text:span text:style-name="T48"/></text:h>
      <text:p text:style-name="Normal"><text:span text:style-name="T48"/></text:p>
      <text:p text:style-name="P100"><text:tab/></text:p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1:09:50.662430093</dc:date>
    <meta:editing-duration>PT8H20M31S</meta:editing-duration>
    <meta:editing-cycles>81</meta:editing-cycles>
    <meta:generator>LibreOffice/7.3.7.2$Linux_X86_64 LibreOffice_project/30$Build-2</meta:generator>
    <meta:document-statistic meta:table-count="3" meta:image-count="0" meta:object-count="0" meta:page-count="11" meta:paragraph-count="268" meta:word-count="1038" meta:character-count="9974" meta:non-whitespace-character-count="8089"/>
  </office:meta>
</office:document-meta>
</file>